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B0000001B296CCB30B29CE9B5.png" manifest:media-type="image/png"/>
  <manifest:file-entry manifest:full-path="Pictures/100000000000096E00000A0B051C2D49DCA05BD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ambria1" svg:font-family="Cambria"/>
    <style:font-face style:name="Lohit Devanagari1" svg:font-family="'Lohit Devanagari'"/>
    <style:font-face style:name="MS Mincho1" svg:font-family="'MS Mincho'"/>
    <style:font-face style:name="Vrinda1" svg:font-family="Vrinda"/>
    <style:font-face style:name="Abel" svg:font-family="Abel" style:font-family-generic="roman"/>
    <style:font-face style:name="Cambria" svg:font-family="Cambria" style:font-family-generic="roman"/>
    <style:font-face style:name="Lucida Grande" svg:font-family="'Lucida Grande'" style:font-family-generic="roman"/>
    <style:font-face style:name="Source Sans Pro" svg:font-family="'Source Sans Pro'" style:font-family-generic="roman"/>
    <style:font-face style:name="Source Sans Pro Light" svg:font-family="'Source Sans Pro Light'" style:font-family-generic="roman"/>
    <style:font-face style:name="Times New Roman" svg:font-family="'Times New Roman'" style:font-family-generic="roman"/>
    <style:font-face style:name="Courier New" svg:font-family="'Courier New'" style:font-adornments="Regular" style:font-pitch="fixed"/>
    <style:font-face style:name="MS Mincho" svg:font-family="'MS Mincho'" style:font-pitch="variable"/>
    <style:font-face style:name="Vrinda" svg:font-family="Vrinda" style:font-pitch="variable"/>
    <style:font-face style:name="ＭＳ 明朝" svg:font-family="'ＭＳ 明朝'"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rinda2" svg:font-family="Vrinda" style:font-family-generic="system" style:font-pitch="variable"/>
    <style:font-face style:name="ＭＳ 明朝1" svg:font-family="'ＭＳ 明朝'" style:font-family-generic="system" style:font-pitch="variable"/>
  </office:font-face-decls>
  <office:automatic-styles>
    <style:style style:name="P1" style:family="paragraph" style:parent-style-name="CH2">
      <style:paragraph-properties fo:padding="0in" fo:border-left="none" fo:border-right="none" fo:border-top="none" fo:border-bottom="0.99pt solid #f2f2f2"/>
    </style:style>
    <style:style style:name="P2" style:family="paragraph" style:parent-style-name="Frame_20_contents">
      <style:paragraph-properties fo:line-height="105%" fo:hyphenation-ladder-count="no-limit" style:vertical-align="middle"/>
      <style:text-properties fo:hyphenate="false" fo:hyphenation-remain-char-count="2" fo:hyphenation-push-char-count="2" loext:hyphenation-no-caps="false"/>
    </style:style>
    <style:style style:name="P3" style:family="paragraph" style:parent-style-name="Frame_20_contents">
      <style:paragraph-properties fo:line-height="115%"/>
      <style:text-properties fo:color="#262626" style:font-name="Source Sans Pro" fo:font-size="10pt" fo:language="en" fo:country="US" style:letter-kerning="true" style:font-size-asian="10pt" style:font-name-complex="Tahoma" style:font-size-complex="10pt"/>
    </style:style>
    <style:style style:name="P4" style:family="paragraph" style:parent-style-name="Frame_20_contents">
      <style:paragraph-properties fo:line-height="115%" fo:hyphenation-ladder-count="no-limit" style:vertical-align="middle"/>
      <style:text-properties fo:color="#262626" style:font-name="Source Sans Pro" fo:font-size="10pt" fo:language="en" fo:country="US" style:letter-kerning="true" style:font-size-asian="10pt" style:font-name-complex="Tahoma" style:font-size-complex="10pt" fo:hyphenate="false" fo:hyphenation-remain-char-count="2" fo:hyphenation-push-char-count="2" loext:hyphenation-no-caps="false"/>
    </style:style>
    <style:style style:name="P5" style:family="paragraph" style:parent-style-name="Frame_20_contents">
      <style:paragraph-properties fo:line-height="115%" fo:hyphenation-ladder-count="no-limit" style:vertical-align="middle"/>
      <style:text-properties fo:color="#262626" style:font-name="Source Sans Pro" fo:font-size="10pt" style:letter-kerning="true" style:font-size-asian="10pt" style:font-name-complex="Tahoma" style:font-size-complex="10pt" fo:hyphenate="false" fo:hyphenation-remain-char-count="2" fo:hyphenation-push-char-count="2" loext:hyphenation-no-caps="false"/>
    </style:style>
    <style:style style:name="P6" style:family="paragraph" style:parent-style-name="Frame_20_contents">
      <style:paragraph-properties fo:line-height="115%"/>
    </style:style>
    <style:style style:name="P7" style:family="paragraph" style:parent-style-name="Frame_20_contents">
      <style:paragraph-properties fo:line-height="115%" fo:hyphenation-ladder-count="no-limit" style:vertical-align="middle"/>
      <style:text-properties fo:hyphenate="false" fo:hyphenation-remain-char-count="2" fo:hyphenation-push-char-count="2" loext:hyphenation-no-caps="false"/>
    </style:style>
    <style:style style:name="P8" style:family="paragraph" style:parent-style-name="Frame_20_contents">
      <style:paragraph-properties>
        <style:tab-stops>
          <style:tab-stop style:position="7in" style:type="right"/>
        </style:tab-stops>
      </style:paragraph-properties>
    </style:style>
    <style:style style:name="P9" style:family="paragraph" style:parent-style-name="Frame_20_contents">
      <style:paragraph-properties fo:line-height="115%"/>
      <style:text-properties fo:color="#f2f2f2" style:font-name="Source Sans Pro" fo:font-size="10pt" fo:language="en" fo:country="US" style:font-size-asian="10pt" style:font-name-complex="Tahoma" style:font-size-complex="10pt"/>
    </style:style>
    <style:style style:name="P10" style:family="paragraph" style:parent-style-name="Frame_20_contents">
      <style:paragraph-properties fo:line-height="115%" fo:hyphenation-ladder-count="no-limit" style:vertical-align="middle"/>
      <style:text-properties fo:color="#f2f2f2" style:font-name="Source Sans Pro" fo:font-size="10pt" fo:language="en" fo:country="US" style:letter-kerning="true" style:font-size-asian="10pt" style:font-name-complex="Tahoma" style:font-size-complex="9pt" fo:hyphenate="false" fo:hyphenation-remain-char-count="2" fo:hyphenation-push-char-count="2" loext:hyphenation-no-caps="false"/>
    </style:style>
    <style:style style:name="P11" style:family="paragraph" style:parent-style-name="Frame_20_contents">
      <style:paragraph-properties fo:line-height="115%" fo:hyphenation-ladder-count="no-limit" style:vertical-align="middle"/>
      <style:text-properties fo:color="#f2f2f2" style:font-name="Source Sans Pro" fo:font-size="10pt" fo:language="en" fo:country="US" style:letter-kerning="true" style:font-size-asian="10pt" style:font-name-complex="Tahoma" style:font-size-complex="9.5pt" fo:hyphenate="false" fo:hyphenation-remain-char-count="2" fo:hyphenation-push-char-count="2" loext:hyphenation-no-caps="false"/>
    </style:style>
    <style:style style:name="P12" style:family="paragraph" style:parent-style-name="Frame_20_contents">
      <style:paragraph-properties fo:margin-top="0in" fo:margin-bottom="0.1665in" loext:contextual-spacing="true" fo:line-height="115%" fo:hyphenation-ladder-count="no-limit" style:vertical-align="middle"/>
      <style:text-properties fo:color="#262626" style:font-name="Source Sans Pro" fo:font-size="10pt" fo:language="en" fo:country="US" style:letter-kerning="true" style:font-size-asian="10pt" style:font-name-complex="Tahoma" style:font-size-complex="10pt" fo:hyphenate="false" fo:hyphenation-remain-char-count="2" fo:hyphenation-push-char-count="2" loext:hyphenation-no-caps="false"/>
    </style:style>
    <style:style style:name="P13" style:family="paragraph" style:parent-style-name="Frame_20_contents">
      <style:paragraph-properties fo:margin-top="0in" fo:margin-bottom="0.1665in" loext:contextual-spacing="true" fo:line-height="115%"/>
    </style:style>
    <style:style style:name="P14" style:family="paragraph" style:parent-style-name="Frame_20_contents">
      <style:paragraph-properties fo:margin-top="0in" fo:margin-bottom="0.1665in" loext:contextual-spacing="true" fo:line-height="115%" fo:hyphenation-ladder-count="no-limit" style:vertical-align="middle"/>
      <style:text-properties fo:hyphenate="false" fo:hyphenation-remain-char-count="2" fo:hyphenation-push-char-count="2" loext:hyphenation-no-caps="false"/>
    </style:style>
    <style:style style:name="P15" style:family="paragraph" style:parent-style-name="Frame_20_contents">
      <style:paragraph-properties fo:margin-top="0in" fo:margin-bottom="0.0417in" loext:contextual-spacing="false" fo:line-height="115%"/>
    </style:style>
    <style:style style:name="P16" style:family="paragraph" style:parent-style-name="Frame_20_contents">
      <style:paragraph-properties fo:margin-top="0in" fo:margin-bottom="0.0417in" loext:contextual-spacing="false" fo:line-height="115%" fo:hyphenation-ladder-count="no-limit" style:vertical-align="middle"/>
      <style:text-properties fo:hyphenate="false" fo:hyphenation-remain-char-count="2" fo:hyphenation-push-char-count="2" loext:hyphenation-no-caps="false"/>
    </style:style>
    <style:style style:name="P17" style:family="paragraph" style:parent-style-name="List_20_Paragraph" style:list-style-name="WWNum5">
      <style:paragraph-properties fo:margin-left="0.2in" fo:margin-right="0in" fo:margin-top="0in" fo:margin-bottom="0.0417in" loext:contextual-spacing="false" fo:line-height="115%" fo:text-indent="-0.2in" style:auto-text-indent="false"/>
    </style:style>
    <style:style style:name="P18" style:family="paragraph" style:parent-style-name="List_20_Paragraph" style:list-style-name="WWNum4">
      <style:paragraph-properties fo:margin-left="0.2in" fo:margin-right="0in" fo:margin-top="0in" fo:margin-bottom="0in" loext:contextual-spacing="false" fo:line-height="115%" fo:text-indent="-0.2in" style:auto-text-indent="false"/>
    </style:style>
    <style:style style:name="P19" style:family="paragraph" style:parent-style-name="Standard">
      <style:text-properties fo:language="en" fo:country="US"/>
    </style:style>
    <style:style style:name="P20" style:family="paragraph" style:parent-style-name="Standard">
      <style:paragraph-properties fo:text-align="end" style:justify-single-word="false">
        <style:tab-stops>
          <style:tab-stop style:position="7in"/>
        </style:tab-stops>
      </style:paragraph-properties>
    </style:style>
    <style:style style:name="P21" style:family="paragraph" style:parent-style-name="Standard">
      <style:text-properties fo:font-size="11pt" fo:language="en" fo:country="US" style:font-size-asian="11pt"/>
    </style:style>
    <style:style style:name="P22" style:family="paragraph" style:parent-style-name="Standard">
      <style:paragraph-properties>
        <style:tab-stops>
          <style:tab-stop style:position="1.0335in"/>
        </style:tab-stops>
      </style:paragraph-properties>
    </style:style>
    <style:style style:name="P23" style:family="paragraph" style:parent-style-name="Standard" style:master-page-name="Standard">
      <style:paragraph-properties style:page-number="auto"/>
    </style:style>
    <style:style style:name="P24" style:family="paragraph">
      <loext:graphic-properties draw:fill="none"/>
      <style:paragraph-properties fo:text-align="center"/>
      <style:text-properties fo:color="#000000" fo:font-size="18pt"/>
    </style:style>
    <style:style style:name="P25" style:family="paragraph">
      <loext:graphic-properties draw:fill="bitmap" draw:fill-image-name="msFillBitmap_20_1" style:repeat="stretch"/>
      <style:paragraph-properties fo:text-align="center"/>
      <style:text-properties fo:font-size="18pt"/>
    </style:style>
    <style:style style:name="P26" style:family="paragraph">
      <loext:graphic-properties draw:fill="solid" draw:fill-color="#f2f2f2"/>
      <style:paragraph-properties fo:text-align="center"/>
      <style:text-properties fo:font-size="18pt"/>
    </style:style>
    <style:style style:name="P27" style:family="paragraph">
      <loext:graphic-properties draw:fill="solid" draw:fill-color="#2c2c2c"/>
      <style:paragraph-properties fo:text-align="center"/>
      <style:text-properties fo:font-size="18pt"/>
    </style:style>
    <style:style style:name="P28" style:family="paragraph">
      <style:paragraph-properties fo:margin-top="0in" fo:margin-bottom="0in" fo:line-height="100%" fo:text-align="start"/>
    </style:style>
    <style:style style:name="P29" style:family="paragraph">
      <loext:graphic-properties draw:fill="none"/>
      <style:paragraph-properties fo:margin-top="0in" fo:margin-bottom="0in" fo:line-height="100%" fo:text-align="start"/>
    </style:style>
    <style:style style:name="P30" style:family="paragraph">
      <loext:graphic-properties draw:fill="solid" draw:fill-color="#f2f2f2"/>
      <style:paragraph-properties fo:text-align="center"/>
    </style:style>
    <style:style style:name="P31" style:family="paragraph">
      <loext:graphic-properties draw:fill="none"/>
      <style:paragraph-properties fo:text-align="center"/>
    </style:style>
    <style:style style:name="T1" style:family="text">
      <style:text-properties fo:language="en" fo:country="US"/>
    </style:style>
    <style:style style:name="T2" style:family="text">
      <style:text-properties fo:color="#2c2c2c" style:font-name="Abel" fo:font-size="59pt" fo:letter-spacing="0.0346in" fo:language="en" fo:country="US" style:letter-kerning="true" style:font-size-asian="59pt" style:font-name-complex="Tahoma" style:font-size-complex="59pt" style:font-weight-complex="bold"/>
    </style:style>
    <style:style style:name="T3" style:family="text">
      <style:text-properties fo:color="#2c2c2c" style:font-name="Source Sans Pro" fo:font-size="9.5pt" fo:letter-spacing="0.0693in" fo:language="en" fo:country="US" style:letter-kerning="true" style:font-size-asian="9.5pt" style:font-name-complex="Tahoma" style:font-size-complex="9.5pt"/>
    </style:style>
    <style:style style:name="T4" style:family="text">
      <style:text-properties fo:color="#404040" style:font-name="Source Sans Pro" fo:font-size="10pt" style:font-size-asian="10pt" style:font-name-complex="Calibri1" style:font-size-complex="8pt"/>
    </style:style>
    <style:style style:name="T5" style:family="text">
      <style:text-properties fo:color="#262626" style:font-name="Source Sans Pro" fo:font-size="10pt" fo:language="en" fo:country="US" style:letter-kerning="true" style:font-size-asian="10pt" style:font-name-complex="Tahoma" style:font-size-complex="10pt"/>
    </style:style>
    <style:style style:name="T6" style:family="text">
      <style:text-properties fo:color="#262626" style:font-name="Source Sans Pro" fo:font-size="10pt" fo:language="en" fo:country="US" style:letter-kerning="true" style:font-size-asian="10pt" style:font-name-complex="Tahoma" style:font-size-complex="10pt" style:font-style-complex="italic"/>
    </style:style>
    <style:style style:name="T7" style:family="text">
      <style:text-properties fo:color="#262626" style:font-name="Source Sans Pro Light" fo:font-size="10pt" fo:language="en" fo:country="US" style:letter-kerning="true" style:font-size-asian="10pt" style:font-name-complex="Tahoma" style:font-size-complex="10pt" style:font-style-complex="italic"/>
    </style:style>
    <style:style style:name="T8" style:family="text">
      <style:text-properties fo:color="#262626" style:font-name="Source Sans Pro Light" fo:font-size="10pt" fo:language="en" fo:country="US" style:letter-kerning="true" style:font-size-asian="10pt" style:font-name-complex="Tahoma" style:font-size-complex="10pt"/>
    </style:style>
    <style:style style:name="T9" style:family="text">
      <style:text-properties style:font-name="Source Sans Pro" fo:font-size="10pt" style:font-name-asian="Times New Roman1" style:font-size-asian="10pt" style:font-size-complex="10pt"/>
    </style:style>
    <style:style style:name="T10" style:family="text">
      <style:text-properties style:font-name="Source Sans Pro" fo:font-size="10pt" style:font-name-asian="Times New Roman1" style:font-size-asian="10pt" style:font-size-complex="11pt"/>
    </style:style>
    <style:style style:name="T11" style:family="text">
      <style:text-properties fo:color="#f2f2f2"/>
    </style:style>
    <style:style style:name="T12" style:family="text">
      <style:text-properties fo:color="#f2f2f2" fo:font-size="9pt" style:font-size-asian="9pt" style:font-size-complex="8pt"/>
    </style:style>
    <style:style style:name="T13" style:family="text">
      <style:text-properties fo:color="#f2f2f2" style:font-name="Source Sans Pro" fo:font-size="10pt" fo:letter-spacing="0.0138in" fo:language="en" fo:country="US" style:letter-kerning="true" style:font-size-asian="10pt" style:font-name-complex="Tahoma" style:font-size-complex="10pt"/>
    </style:style>
    <style:style style:name="T14" style:family="text">
      <style:text-properties fo:color="#f2f2f2" style:font-name="Source Sans Pro" fo:font-size="10pt" fo:language="en" fo:country="US" style:font-size-asian="10pt" style:font-name-complex="Tahoma" style:font-size-complex="10pt"/>
    </style:style>
    <style:style style:name="T15" style:family="text">
      <style:text-properties fo:color="#f2f2f2" style:font-name="Source Sans Pro" fo:font-size="10pt" fo:language="en" fo:country="US" style:letter-kerning="true" style:font-size-asian="10pt" style:font-name-complex="Tahoma" style:font-size-complex="9pt"/>
    </style:style>
    <style:style style:name="T16" style:family="text">
      <style:text-properties fo:color="#f2f2f2" style:font-name="Source Sans Pro" fo:font-size="10pt" fo:language="en" fo:country="US" style:letter-kerning="true" style:font-size-asian="10pt" style:font-name-complex="Tahoma" style:font-size-complex="9.5pt"/>
    </style:style>
    <style:style style:name="T17" style:family="text">
      <style:text-properties fo:font-size="11pt" fo:language="en" fo:country="US" style:font-size-asian="11pt"/>
    </style:style>
    <style:style style:name="T18" style:family="text">
      <style:text-properties fo:font-variant="normal" fo:text-transform="none" fo:color="#f2f2f2" style:text-line-through-style="none" style:text-line-through-type="none" style:text-position="0% 100%" style:font-name="Calibri" fo:font-size="11pt" fo:letter-spacing="normal" fo:font-style="normal" style:text-underline-style="none" fo:font-weight="normal" style:font-name-asian="MS Mincho1" style:font-size-asian="11pt" style:font-style-asian="normal" style:font-weight-asian="normal" style:font-name-complex="Vrinda1" style:font-size-complex="11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Calibri" fo:font-size="10pt" fo:letter-spacing="normal" fo:font-style="normal" style:text-underline-style="none" fo:font-weight="normal" style:font-name-asian="MS Mincho1" style:font-size-asian="10pt" style:font-style-asian="normal" style:font-weight-asian="normal" style:font-name-complex="Vrinda1" style:font-size-complex="10pt" style:font-style-complex="normal" style:font-weight-complex="normal"/>
    </style:style>
    <style:style style:name="T20" style:family="text">
      <style:text-properties fo:font-variant="normal" fo:text-transform="none" fo:color="#f2f2f2" style:text-line-through-style="none" style:text-line-through-type="none" style:text-position="0% 100%" style:font-name="Cambr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0138in" fo:margin-top="0in" fo:margin-bottom="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02in" svg:stroke-linecap="butt" draw:fill="bitmap" draw:fill-image-name="msFillBitmap_20_1" style:repeat="stretch" draw:textarea-vertical-align="top" draw:auto-grow-height="false" fo:min-height="1.9925in" fo:min-width="1.8937in" fo:padding-top="0.0492in" fo:padding-bottom="0.0492in" fo:padding-left="0.0984in" fo:padding-right="0.0984in" fo:wrap-option="wrap" draw:shadow="visible" draw:shadow-offset-x="0in" draw:shadow-offset-y="0.0252in" draw:shadow-color="#000000" draw:shadow-opacity="35%" fo:clip="rect(0in, 0in, 0in, 0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02in" svg:stroke-linecap="butt" draw:fill="solid" draw:fill-color="#f2f2f2" draw:textarea-vertical-align="top" draw:auto-grow-height="false" fo:min-height="1.6346in" fo:min-width="5.4646in" fo:padding-top="0.0492in" fo:padding-bottom="0.0492in" fo:padding-left="0.0984in" fo:padding-right="0.0984in" fo:wrap-option="wrap" draw:shadow="visible" draw:shadow-offset-x="0in" draw:shadow-offset-y="0.022in" draw:shadow-color="#000000" draw:shadow-opacity="38%" fo:margin-left="0in" fo:margin-right="0.0063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gr4" style:family="graphic">
      <style:graphic-properties draw:stroke="none" svg:stroke-width="0.0102in" svg:stroke-linecap="butt" draw:fill="solid" draw:fill-color="#2c2c2c" draw:textarea-vertical-align="top" draw:auto-grow-height="false" fo:min-height="10.902in" fo:min-width="2.6402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gr5" style:family="graphic">
      <style:graphic-properties fo:margin-left="0in" fo:margin-right="0.0102in" fo:margin-top="0in" fo:margin-bottom="0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svg:stroke-width="0in" draw:fill="none" draw:textarea-vertical-align="top" draw:auto-grow-height="false" draw:fit-to-size="false" style:shrink-to-fit="false" fo:min-height="0.1811in" fo:min-width="1.0591in" fo:padding-top="0in" fo:padding-bottom="0in" fo:padding-left="0in" fo:padding-right="0in" fo:wrap-option="wrap" style:run-through="foreground"/>
      <style:paragraph-properties style:writing-mode="lr-tb"/>
    </style:style>
    <style:style style:name="gr7" style:family="graphic">
      <style:graphic-properties draw:stroke="none" svg:stroke-width="0.0008in" draw:stroke-linejoin="miter" svg:stroke-linecap="butt" draw:fill="solid" draw:fill-color="#f2f2f2" draw:textarea-vertical-align="middle" draw:auto-grow-height="false" draw:fit-to-size="false" style:shrink-to-fit="false" fo:min-height="0.1445in" fo:min-width="0.0472in" fo:padding-top="0.0492in" fo:padding-bottom="0.0492in" fo:padding-left="0.0984in" fo:padding-right="0.0984in" fo:wrap-option="wrap" style:run-through="foreground"/>
    </style:style>
    <style:style style:name="gr8" style:family="graphic">
      <style:graphic-properties draw:stroke="none" svg:stroke-width="0in" draw:fill="none" draw:textarea-vertical-align="top" draw:auto-grow-height="false" draw:fit-to-size="false" style:shrink-to-fit="false" fo:min-height="0.252in" fo:min-width="1.9654in" fo:padding-top="0in" fo:padding-bottom="0in" fo:padding-left="0in" fo:padding-right="0in" fo:wrap-option="wrap" style:run-through="foreground"/>
      <style:paragraph-properties style:writing-mode="lr-tb"/>
    </style:style>
    <style:style style:name="gr9" style:family="graphic">
      <style:graphic-properties draw:stroke="none" svg:stroke-width="0.0008in" draw:stroke-linejoin="miter" svg:stroke-linecap="butt" draw:fill="solid" draw:fill-color="#f2f2f2" draw:textarea-vertical-align="middle" draw:auto-grow-height="false" draw:fit-to-size="false" style:shrink-to-fit="false" fo:min-height="0.0925in" fo:min-width="0.0472in" fo:padding-top="0.0492in" fo:padding-bottom="0.0492in" fo:padding-left="0.0984in" fo:padding-right="0.0984in" fo:wrap-option="wrap" style:run-through="foreground"/>
    </style:style>
    <style:style style:name="gr10" style:family="graphic">
      <style:graphic-properties draw:stroke="none" svg:stroke-width="0in" draw:fill="none" draw:textarea-vertical-align="top" draw:auto-grow-height="false" draw:fit-to-size="false" style:shrink-to-fit="false" fo:min-height="0.5945in" fo:min-width="1.6492in" fo:padding-top="0in" fo:padding-bottom="0in" fo:padding-left="0in" fo:padding-right="0in" fo:wrap-option="wrap" style:run-through="foreground"/>
      <style:paragraph-properties style:writing-mode="lr-tb"/>
    </style:style>
    <style:style style:name="gr11" style:family="graphic">
      <style:graphic-properties draw:stroke="none" svg:stroke-width="0.0008in" draw:stroke-linejoin="miter" svg:stroke-linecap="butt" draw:fill="solid" draw:fill-color="#f2f2f2" draw:textarea-vertical-align="middle" draw:auto-grow-height="false" draw:fit-to-size="false" style:shrink-to-fit="false" fo:min-height="0.0945in" fo:min-width="0.0472in" fo:padding-top="0.0492in" fo:padding-bottom="0.0492in" fo:padding-left="0.0984in" fo:padding-right="0.0984in" fo:wrap-option="wrap" style:run-through="foreground"/>
    </style:style>
    <style:style style:name="gr12" style:family="graphic">
      <style:graphic-properties draw:stroke="none" svg:stroke-width="0in" draw:fill="none" draw:textarea-vertical-align="top" draw:auto-grow-height="false" draw:fit-to-size="false" style:shrink-to-fit="false" fo:min-height="0.1807in" fo:min-width="1.4445in" fo:padding-top="0in" fo:padding-bottom="0in" fo:padding-left="0in" fo:padding-right="0in" fo:wrap-option="wrap" style:run-through="foreground"/>
      <style:paragraph-properties style:writing-mode="lr-tb"/>
    </style:style>
    <style:style style:name="gr13" style:family="graphic">
      <style:graphic-properties draw:stroke="none" svg:stroke-width="0in" draw:fill="none" draw:textarea-vertical-align="top" draw:auto-grow-height="false" draw:fit-to-size="false" style:shrink-to-fit="false" fo:min-height="0.1898in" fo:min-width="0.0965in" fo:padding-top="0in" fo:padding-bottom="0in" fo:padding-left="0in" fo:padding-right="0in" fo:wrap-option="wrap" style:run-through="foreground"/>
      <style:paragraph-properties style:writing-mode="lr-tb"/>
    </style:style>
    <style:style style:name="gr14" style:family="graphic">
      <style:graphic-properties draw:stroke="none" svg:stroke-width="0in" draw:fill="none" draw:textarea-vertical-align="top" draw:auto-grow-height="false" draw:fit-to-size="false" style:shrink-to-fit="false" fo:min-height="0.2866in" fo:min-width="2.0543in" fo:padding-top="0in" fo:padding-bottom="0in" fo:padding-left="0in" fo:padding-right="0in" fo:wrap-option="wrap" style:run-through="foreground"/>
      <style:paragraph-properties style:writing-mode="lr-tb"/>
    </style:style>
    <style:style style:name="gr15"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in" fo:margin-right="0.0154in" fo:margin-top="0in" fo:margin-bottom="0.0154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draw:textarea-vertical-align="top" draw:auto-grow-height="false" fo:min-height="5.6146in" fo:min-width="2.4484in" fo:padding-top="0in" fo:padding-bottom="0in" fo:padding-left="0in" fo:padding-right="0in" fo:wrap-option="wrap" fo:margin-left="0in" fo:margin-right="0.0102in" fo:margin-top="0in" fo:margin-bottom="0.011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custom-shape text:anchor-type="paragraph" draw:z-index="3" draw:name="Rectangle 2" draw:style-name="gr4" draw:text-style-name="P27" svg:width="2.837in" svg:height="11.000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span></text:p>
      <text:p text:style-name="P19"><draw:custom-shape text:anchor-type="paragraph" draw:z-index="4" draw:name="Rectangle 11" draw:style-name="gr3" draw:text-style-name="P26" svg:width="5.6614in" svg:height="1.7331in" svg:x="2.8366in" svg:y="0.2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draw:custom-shape text:anchor-type="paragraph" draw:z-index="6" draw:name="Text Box 15" draw:style-name="gr1" draw:text-style-name="P24" svg:width="5.7157in" svg:height="2.2142in" svg:x="2.9272in" svg:y="0.078in"><text:p text:style-name="Frame_20_contents"><text:span text:style-name="T2">WILLIAM HENRY</text:span></text:p><text:p text:style-name="Frame_20_contents"><text:span text:style-name="T3">SELF-DIRECTED VIRTUOSO WITH DIVERSE SKILL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14" draw:style-name="gr2" draw:text-style-name="P25" svg:width="2.0906in" svg:height="2.0906in" svg:x="0.5in" svg:y="-0.1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
      <text:p text:style-name="P19"/>
      <text:p text:style-name="P19"/>
      <text:p text:style-name="P19"/>
      <text:p text:style-name="P20"><text:bookmark text:name="_Hlk484709947"/><text:span text:style-name="T1">­</text:span></text:p>
      <text:p text:style-name="P19"><draw:custom-shape text:anchor-type="paragraph" draw:z-index="1" draw:name="Metin Kutusu 314" draw:style-name="gr15" draw:text-style-name="P24" svg:width="4.8815in" svg:height="8.176in" svg:x="3.0953in" svg:y="2.1665in"><text:p text:style-name="CH3">PROFESSIONAL PROFILE<text:bookmark text:name="_Hlk521512624"/></text:p><text:p text:style-name="P2"><text:span text:style-name="T4">Highly motivated and energetic hands-on individual. Has been given autonomy to make decisions in multiple roles, as well as manage teams. Consistently demonstrates efficient time management and selected to train colleagues on company procedures. Has a strong track record of managerial and leadership qualities. Published materials on two different educational websites.</text:span></text:p><text:p text:style-name="P12"/><text:p text:style-name="P12"/><text:p text:style-name="CH2">RELEVANT WORK EXPERIENCE</text:p><text:p text:style-name="P13"><text:span text:style-name="T5">STORE TRAINER AND ASSISTANT HR MANAGER</text:span></text:p><text:p text:style-name="P16"><text:span text:style-name="T7">Boscov’s | Milford, CT | Jul </text:span><text:span text:style-name="T8">2018</text:span><text:span text:style-name="T7">- May 2020</text:span><text:bookmark text:name="_Hlk521241368"/></text:p><text:p text:style-name="P6"><text:span text:style-name="T9">Directed all new hires and provided ongoing training on register procedures and company-specific policies. Promoted after store opening in October 2018 to Staff Scheduler, Assistant Human Resource Manager, and Acting Furniture Manager. Created and generated staffing schedule based on projected business needs. Assisted in cash office to resolve overages and shortages. Worked in absence of receiving manager to ensure shipment was distributed properly, while implementing safety protocols.</text:span></text:p><text:p text:style-name="P3"/><text:p text:style-name="P6"><text:span text:style-name="T5">MEN’S AND BOY’S RECEIVING LEAD</text:span></text:p><text:p text:style-name="P15"><text:span text:style-name="T7">Old Navy | Milford, CT | Aug 2008- Oct 2018</text:span></text:p><text:p text:style-name="P8"><text:span text:style-name="T10">Assisted customers in finding merchandise and explaining store policies. Trusted to work independently during the overnight shift to handle diverse technology-related and merchandising tasks. Oversaw the receiving process and team during the early morning shift to ensure product was available for customers to ensure company success. Was recruited to assist with remodeling six locations based on leadership skills and retail knowledge. </text:span></text:p><text:p text:style-name="P5"/><text:p text:style-name="P4"/><text:p text:style-name="P6"><text:span text:style-name="T5">ASSISTANT DATA COORDINATOR</text:span></text:p><text:p text:style-name="P16"><text:span text:style-name="T7">Linda McMahon for Senate | North Haven, CT | Jul 2012- Nov 2012</text:span></text:p><text:p text:style-name="P8"><text:span text:style-name="T10">Worked closely with Data coordinator in specially created position based on skillset. Set up call centers and databases at thirteen locations around the state. Worked autonomously and managed a team of 35 interns who canvassed specific territories based on Map Point generated routes. <text:s/>Created Excel sheets for tracking responses from voters and for lawn sign distribution.</text:span></text:p><text:p text:style-name="P14"/><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Standard"><draw:g text:anchor-type="paragraph" draw:z-index="2" draw:name="Group 36" draw:style-name="gr5"><draw:custom-shape draw:name="Text Box 530" draw:style-name="gr6" draw:text-style-name="P29" svg:width="1.0587in" svg:height="0.1807in" svg:x="0.7331in" svg:y="3.2626in"><text:p text:style-name="P28"><text:span text:style-name="T18">203-727-357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55" draw:style-name="gr7" draw:text-style-name="P30" svg:width="0.2441in" svg:height="0.2425in" svg:x="0.4165in" svg:y="3.2354in"><text:p/><draw:enhanced-geometry draw:mirror-horizontal="false" draw:mirror-vertical="false" drawooo:sub-view-size="228600 228555" draw:text-areas="0 0 ?f30 ?f31" svg:viewBox="0 0 0 0" draw:type="ooxml-non-primitive" draw:enhanced-path="M 45988 98941 C 64383 134928 93672 164217 129659 182612 L 157609 154662 C 161002 151269 166003 150108 170557 151626 185202 156448 200516 158859 215920 158859 222930 158904 228555 164530 228600 171539 L 228600 215875 C 228555 222885 222930 228511 215920 228555 96664 228555 0 131936 0 12680 45 5670 5670 0 12680 0 L 57150 0 C 64160 45 69786 5670 69830 12680 69830 28084 72241 43354 77063 57998 78537 62552 77286 67553 73893 70946 L 45988 98941 Z N"><draw:equation draw:name="f0" draw:formula="45988*logwidth/228600"/><draw:equation draw:name="f1" draw:formula="98941*logheight/228555"/><draw:equation draw:name="f2" draw:formula="129659*logwidth/228600"/><draw:equation draw:name="f3" draw:formula="182612*logheight/228555"/><draw:equation draw:name="f4" draw:formula="157609*logwidth/228600"/><draw:equation draw:name="f5" draw:formula="154662*logheight/228555"/><draw:equation draw:name="f6" draw:formula="170557*logwidth/228600"/><draw:equation draw:name="f7" draw:formula="151626*logheight/228555"/><draw:equation draw:name="f8" draw:formula="215920*logwidth/228600"/><draw:equation draw:name="f9" draw:formula="158859*logheight/228555"/><draw:equation draw:name="f10" draw:formula="228600*logwidth/228600"/><draw:equation draw:name="f11" draw:formula="171539*logheight/228555"/><draw:equation draw:name="f12" draw:formula="228600*logwidth/228600"/><draw:equation draw:name="f13" draw:formula="215875*logheight/228555"/><draw:equation draw:name="f14" draw:formula="215920*logwidth/228600"/><draw:equation draw:name="f15" draw:formula="228555*logheight/228555"/><draw:equation draw:name="f16" draw:formula="0*logwidth/228600"/><draw:equation draw:name="f17" draw:formula="12680*logheight/228555"/><draw:equation draw:name="f18" draw:formula="12680*logwidth/228600"/><draw:equation draw:name="f19" draw:formula="0*logheight/228555"/><draw:equation draw:name="f20" draw:formula="57150*logwidth/228600"/><draw:equation draw:name="f21" draw:formula="0*logheight/228555"/><draw:equation draw:name="f22" draw:formula="69830*logwidth/228600"/><draw:equation draw:name="f23" draw:formula="12680*logheight/228555"/><draw:equation draw:name="f24" draw:formula="77063*logwidth/228600"/><draw:equation draw:name="f25" draw:formula="57998*logheight/228555"/><draw:equation draw:name="f26" draw:formula="73893*logwidth/228600"/><draw:equation draw:name="f27" draw:formula="70946*logheight/228555"/><draw:equation draw:name="f28" draw:formula="45988*logwidth/228600"/><draw:equation draw:name="f29" draw:formula="98941*logheight/228555"/><draw:equation draw:name="f30" draw:formula="logwidth"/><draw:equation draw:name="f31" draw:formula="logheight"/></draw:enhanced-geometry></draw:custom-shape><draw:custom-shape draw:name="Text Box 530" draw:style-name="gr8" draw:text-style-name="P29" svg:width="1.965in" svg:height="0.2516in" svg:x="0.7331in" svg:y="3.6854in"><text:p text:style-name="P28"><text:span text:style-name="T19">williambrendanhenry@yahoo.c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16" draw:style-name="gr9" draw:text-style-name="P30" svg:width="0.2441in" svg:height="0.1906in" svg:x="0.4165in" svg:y="3.6764in"><text:p/><draw:enhanced-geometry draw:mirror-horizontal="false" draw:mirror-vertical="false" drawooo:sub-view-size="228600 179754" draw:text-areas="0 0 ?f32 ?f33" svg:viewBox="0 0 0 0" draw:type="ooxml-non-primitive" draw:enhanced-path="M 205740 0 L 22860 0 C 10269 0 134 10135 134 22503 L 0 157296 C 0 169664 10269 179755 22860 179755 L 205740 179755 C 218331 179755 228600 169664 228600 157296 L 228600 22458 C 228600 10135 218331 0 205740 0 Z M 205740 44961 L 114300 101173 22860 44916 22860 22458 114300 78671 205740 22503 205740 44961 Z N"><draw:equation draw:name="f0" draw:formula="205740*logwidth/228600"/><draw:equation draw:name="f1" draw:formula="0*logheight/179754"/><draw:equation draw:name="f2" draw:formula="22860*logwidth/228600"/><draw:equation draw:name="f3" draw:formula="0*logheight/179754"/><draw:equation draw:name="f4" draw:formula="134*logwidth/228600"/><draw:equation draw:name="f5" draw:formula="22503*logheight/179754"/><draw:equation draw:name="f6" draw:formula="0*logwidth/228600"/><draw:equation draw:name="f7" draw:formula="157296*logheight/179754"/><draw:equation draw:name="f8" draw:formula="22860*logwidth/228600"/><draw:equation draw:name="f9" draw:formula="179755*logheight/179754"/><draw:equation draw:name="f10" draw:formula="205740*logwidth/228600"/><draw:equation draw:name="f11" draw:formula="179755*logheight/179754"/><draw:equation draw:name="f12" draw:formula="228600*logwidth/228600"/><draw:equation draw:name="f13" draw:formula="157296*logheight/179754"/><draw:equation draw:name="f14" draw:formula="228600*logwidth/228600"/><draw:equation draw:name="f15" draw:formula="22458*logheight/179754"/><draw:equation draw:name="f16" draw:formula="205740*logwidth/228600"/><draw:equation draw:name="f17" draw:formula="0*logheight/179754"/><draw:equation draw:name="f18" draw:formula="205740*logwidth/228600"/><draw:equation draw:name="f19" draw:formula="44961*logheight/179754"/><draw:equation draw:name="f20" draw:formula="114300*logwidth/228600"/><draw:equation draw:name="f21" draw:formula="101173*logheight/179754"/><draw:equation draw:name="f22" draw:formula="22860*logwidth/228600"/><draw:equation draw:name="f23" draw:formula="44916*logheight/179754"/><draw:equation draw:name="f24" draw:formula="22860*logwidth/228600"/><draw:equation draw:name="f25" draw:formula="22458*logheight/179754"/><draw:equation draw:name="f26" draw:formula="114300*logwidth/228600"/><draw:equation draw:name="f27" draw:formula="78671*logheight/179754"/><draw:equation draw:name="f28" draw:formula="205740*logwidth/228600"/><draw:equation draw:name="f29" draw:formula="22503*logheight/179754"/><draw:equation draw:name="f30" draw:formula="205740*logwidth/228600"/><draw:equation draw:name="f31" draw:formula="44961*logheight/179754"/><draw:equation draw:name="f32" draw:formula="logwidth"/><draw:equation draw:name="f33" draw:formula="logheight"/></draw:enhanced-geometry></draw:custom-shape><draw:custom-shape draw:name="Text Box 530" draw:style-name="gr10" draw:text-style-name="P29" svg:width="1.6488in" svg:height="0.5941in" svg:x="0.7331in" svg:y="4.0819in"><text:p text:style-name="P28"><text:span text:style-name="T18">4 Strathmore Avenue,</text:span></text:p><text:p text:style-name="P28"><text:span text:style-name="T18">Milford, CT, 0646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21" draw:style-name="gr11" draw:text-style-name="P30" svg:width="0.2441in" svg:height="0.1925in" svg:x="0.4165in" svg:y="4.0728in"><text:p/><draw:enhanced-geometry draw:mirror-horizontal="false" draw:mirror-vertical="false" drawooo:sub-view-size="228625 181998" draw:text-areas="0 0 ?f86 ?f87" svg:viewBox="0 0 0 0" draw:type="ooxml-non-primitive" draw:enhanced-path="M 196020 104890 L 196020 172935 C 195975 177935 191957 181954 186956 181998 L 132530 181998 132530 127572 96231 127572 96231 181998 41760 181998 C 36759 181998 32651 177935 32607 172935 L 32607 104890 C 32651 104756 32651 104578 32696 104444 32741 104310 32785 104131 32785 103997 L 114313 36801 195841 103997 C 195931 104265 195975 104578 195975 104890 L 196020 104890 Z M 227631 95068 L 218791 105560 C 218032 106408 216960 106989 215799 107123 L 215353 107123 C 214281 107167 213210 106810 212361 106140 L 114313 24345 16221 106140 C 15239 106855 14033 107212 12827 107123 11667 106989 10595 106408 9836 105560 L 1085 95068 C 281 94130 -76 92925 13 91719 58 90514 638 89397 1576 88683 L 103598 3717 C 109893 -1239 118823 -1239 125118 3717 L 159721 32649 159721 5056 C 159632 2601 161551 592 164007 502 164007 502 164007 502 164007 502 L 191466 502 C 193922 413 195931 2333 196020 4789 196020 4789 196020 4789 196020 4789 L 196020 4789 196020 62921 227051 88728 C 227988 89442 228569 90558 228613 91764 228703 92925 228301 94130 227631 95068 L 227631 95068 Z N"><draw:equation draw:name="f0" draw:formula="196020*logwidth/228625"/><draw:equation draw:name="f1" draw:formula="104890*logheight/181998"/><draw:equation draw:name="f2" draw:formula="196020*logwidth/228625"/><draw:equation draw:name="f3" draw:formula="172935*logheight/181998"/><draw:equation draw:name="f4" draw:formula="186956*logwidth/228625"/><draw:equation draw:name="f5" draw:formula="181998*logheight/181998"/><draw:equation draw:name="f6" draw:formula="132530*logwidth/228625"/><draw:equation draw:name="f7" draw:formula="181998*logheight/181998"/><draw:equation draw:name="f8" draw:formula="132530*logwidth/228625"/><draw:equation draw:name="f9" draw:formula="127572*logheight/181998"/><draw:equation draw:name="f10" draw:formula="96231*logwidth/228625"/><draw:equation draw:name="f11" draw:formula="127572*logheight/181998"/><draw:equation draw:name="f12" draw:formula="96231*logwidth/228625"/><draw:equation draw:name="f13" draw:formula="181998*logheight/181998"/><draw:equation draw:name="f14" draw:formula="41760*logwidth/228625"/><draw:equation draw:name="f15" draw:formula="181998*logheight/181998"/><draw:equation draw:name="f16" draw:formula="32607*logwidth/228625"/><draw:equation draw:name="f17" draw:formula="172935*logheight/181998"/><draw:equation draw:name="f18" draw:formula="32607*logwidth/228625"/><draw:equation draw:name="f19" draw:formula="104890*logheight/181998"/><draw:equation draw:name="f20" draw:formula="32696*logwidth/228625"/><draw:equation draw:name="f21" draw:formula="104444*logheight/181998"/><draw:equation draw:name="f22" draw:formula="32785*logwidth/228625"/><draw:equation draw:name="f23" draw:formula="103997*logheight/181998"/><draw:equation draw:name="f24" draw:formula="114313*logwidth/228625"/><draw:equation draw:name="f25" draw:formula="36801*logheight/181998"/><draw:equation draw:name="f26" draw:formula="195841*logwidth/228625"/><draw:equation draw:name="f27" draw:formula="103997*logheight/181998"/><draw:equation draw:name="f28" draw:formula="195975*logwidth/228625"/><draw:equation draw:name="f29" draw:formula="104890*logheight/181998"/><draw:equation draw:name="f30" draw:formula="196020*logwidth/228625"/><draw:equation draw:name="f31" draw:formula="104890*logheight/181998"/><draw:equation draw:name="f32" draw:formula="227631*logwidth/228625"/><draw:equation draw:name="f33" draw:formula="95068*logheight/181998"/><draw:equation draw:name="f34" draw:formula="218791*logwidth/228625"/><draw:equation draw:name="f35" draw:formula="105560*logheight/181998"/><draw:equation draw:name="f36" draw:formula="215799*logwidth/228625"/><draw:equation draw:name="f37" draw:formula="107123*logheight/181998"/><draw:equation draw:name="f38" draw:formula="215353*logwidth/228625"/><draw:equation draw:name="f39" draw:formula="107123*logheight/181998"/><draw:equation draw:name="f40" draw:formula="212361*logwidth/228625"/><draw:equation draw:name="f41" draw:formula="106140*logheight/181998"/><draw:equation draw:name="f42" draw:formula="114313*logwidth/228625"/><draw:equation draw:name="f43" draw:formula="24345*logheight/181998"/><draw:equation draw:name="f44" draw:formula="16221*logwidth/228625"/><draw:equation draw:name="f45" draw:formula="106140*logheight/181998"/><draw:equation draw:name="f46" draw:formula="12827*logwidth/228625"/><draw:equation draw:name="f47" draw:formula="107123*logheight/181998"/><draw:equation draw:name="f48" draw:formula="9836*logwidth/228625"/><draw:equation draw:name="f49" draw:formula="105560*logheight/181998"/><draw:equation draw:name="f50" draw:formula="1085*logwidth/228625"/><draw:equation draw:name="f51" draw:formula="95068*logheight/181998"/><draw:equation draw:name="f52" draw:formula="13*logwidth/228625"/><draw:equation draw:name="f53" draw:formula="91719*logheight/181998"/><draw:equation draw:name="f54" draw:formula="1576*logwidth/228625"/><draw:equation draw:name="f55" draw:formula="88683*logheight/181998"/><draw:equation draw:name="f56" draw:formula="103598*logwidth/228625"/><draw:equation draw:name="f57" draw:formula="3717*logheight/181998"/><draw:equation draw:name="f58" draw:formula="125118*logwidth/228625"/><draw:equation draw:name="f59" draw:formula="3717*logheight/181998"/><draw:equation draw:name="f60" draw:formula="159721*logwidth/228625"/><draw:equation draw:name="f61" draw:formula="32649*logheight/181998"/><draw:equation draw:name="f62" draw:formula="159721*logwidth/228625"/><draw:equation draw:name="f63" draw:formula="5056*logheight/181998"/><draw:equation draw:name="f64" draw:formula="164007*logwidth/228625"/><draw:equation draw:name="f65" draw:formula="502*logheight/181998"/><draw:equation draw:name="f66" draw:formula="164007*logwidth/228625"/><draw:equation draw:name="f67" draw:formula="502*logheight/181998"/><draw:equation draw:name="f68" draw:formula="191466*logwidth/228625"/><draw:equation draw:name="f69" draw:formula="502*logheight/181998"/><draw:equation draw:name="f70" draw:formula="196020*logwidth/228625"/><draw:equation draw:name="f71" draw:formula="4789*logheight/181998"/><draw:equation draw:name="f72" draw:formula="196020*logwidth/228625"/><draw:equation draw:name="f73" draw:formula="4789*logheight/181998"/><draw:equation draw:name="f74" draw:formula="196020*logwidth/228625"/><draw:equation draw:name="f75" draw:formula="4789*logheight/181998"/><draw:equation draw:name="f76" draw:formula="196020*logwidth/228625"/><draw:equation draw:name="f77" draw:formula="62921*logheight/181998"/><draw:equation draw:name="f78" draw:formula="227051*logwidth/228625"/><draw:equation draw:name="f79" draw:formula="88728*logheight/181998"/><draw:equation draw:name="f80" draw:formula="228613*logwidth/228625"/><draw:equation draw:name="f81" draw:formula="91764*logheight/181998"/><draw:equation draw:name="f82" draw:formula="227631*logwidth/228625"/><draw:equation draw:name="f83" draw:formula="95068*logheight/181998"/><draw:equation draw:name="f84" draw:formula="227631*logwidth/228625"/><draw:equation draw:name="f85" draw:formula="95068*logheight/181998"/><draw:equation draw:name="f86" draw:formula="logwidth"/><draw:equation draw:name="f87" draw:formula="logheight"/></draw:enhanced-geometry></draw:custom-shape><draw:custom-shape draw:name="Text Box 530" draw:style-name="gr12" draw:text-style-name="P31" svg:width="1.4441in" svg:height="0.1803in" svg:x="0.7331in" svg:y="4.4953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30" draw:style-name="gr13" draw:text-style-name="P31" svg:width="0.0961in" svg:height="0.1894in" svg:x="0.7331in" svg:y="4.936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14" draw:text-style-name="P29" svg:width="2.0539in" svg:height="0.2862in" svg:x="0.4165in" svg:y="2.75in"><text:p text:style-name="P28"><text:span text:style-name="T20">CONT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ext:s text:c="32"/></text:span><text:bookmark text:name="_GoBac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0" draw:name="Text Box 528" draw:style-name="gr16" draw:text-style-name="P24" svg:width="2.448in" svg:height="5.6142in" svg:x="0.302in" svg:y="5.2291in"><text:p text:style-name="P1"><text:span text:style-name="T11">SKILLS</text:span></text:p><text:list xml:id="list499117122" text:style-name="WWNum5"><text:list-item><text:p text:style-name="P17"><text:span text:style-name="T13">PROFESSIONAL</text:span></text:p></text:list-item></text:list><text:list xml:id="list3104494681" text:style-name="WWNum4"><text:list-item><text:p text:style-name="P18"><text:span text:style-name="T14">Microsoft Office Suite </text:span></text:p></text:list-item><text:list-item><text:p text:style-name="P18"><text:span text:style-name="T14">Social Media Marketing</text:span></text:p></text:list-item><text:list-item><text:p text:style-name="P18"><text:span text:style-name="T14">SAP &amp; Kronos</text:span></text:p></text:list-item><text:list-item><text:p text:style-name="P18"><text:span text:style-name="T14">Human Resources</text:span></text:p></text:list-item><text:list-item><text:p text:style-name="P18"><text:span text:style-name="T14">Conflict Resolution</text:span></text:p></text:list-item><text:list-item><text:p text:style-name="P18"><text:span text:style-name="T14">Retail Management</text:span></text:p></text:list-item><text:list-item><text:p text:style-name="P18"><text:span text:style-name="T14">Corporate Training</text:span></text:p></text:list-item><text:list-item><text:p text:style-name="P18"><text:span text:style-name="T14">Cinemark Scholarship Recipient</text:span></text:p></text:list-item><text:list-item><text:p text:style-name="P18"><text:span text:style-name="T14">Interned with Disney for 2 Summers</text:span></text:p></text:list-item></text:list><text:p text:style-name="P9"/><text:p text:style-name="P9"/><text:p text:style-name="P1"><text:span text:style-name="T11">EDUCATION</text:span></text:p><text:p text:style-name="P7"><text:span text:style-name="T15">MFA | CREATIVE WRITING </text:span></text:p><text:p text:style-name="P7"><text:span text:style-name="T15">Western CT State University | Danbury</text:span></text:p><text:p text:style-name="P7"><text:span text:style-name="T16">2019 – 2020</text:span></text:p><text:p text:style-name="P10"/><text:p text:style-name="P7"><text:span text:style-name="T15">BACHELOR’S | ENGLISH, MINOR: HISTORY </text:span></text:p><text:p text:style-name="P7"><text:span text:style-name="T15">Southern CT State University | New Haven</text:span></text:p><text:p text:style-name="P7"><text:span text:style-name="T16">2013 -2018</text:span></text:p><text:p text:style-name="P11"/><text:p text:style-name="P7"/><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bookmark text:name="_Hlk484730980"/><text:span text:style-name="T1">­­</text:span></text:p>
      <text:p text:style-name="P21"/>
      <text:p text:style-name="P21"/>
      <text:p text:style-name="P21"/>
      <text:p text:style-name="P21"/>
      <text:p text:style-name="P21"/>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 svg:font-family="Calibri"/>
    <style:font-face style:name="Cambria1" svg:font-family="Cambria"/>
    <style:font-face style:name="Lohit Devanagari1" svg:font-family="'Lohit Devanagari'"/>
    <style:font-face style:name="MS Mincho1" svg:font-family="'MS Mincho'"/>
    <style:font-face style:name="Vrinda1" svg:font-family="Vrinda"/>
    <style:font-face style:name="Abel" svg:font-family="Abel" style:font-family-generic="roman"/>
    <style:font-face style:name="Cambria" svg:font-family="Cambria" style:font-family-generic="roman"/>
    <style:font-face style:name="Lucida Grande" svg:font-family="'Lucida Grande'" style:font-family-generic="roman"/>
    <style:font-face style:name="Source Sans Pro" svg:font-family="'Source Sans Pro'" style:font-family-generic="roman"/>
    <style:font-face style:name="Source Sans Pro Light" svg:font-family="'Source Sans Pro Light'" style:font-family-generic="roman"/>
    <style:font-face style:name="Times New Roman" svg:font-family="'Times New Roman'" style:font-family-generic="roman"/>
    <style:font-face style:name="Courier New" svg:font-family="'Courier New'" style:font-adornments="Regular" style:font-pitch="fixed"/>
    <style:font-face style:name="MS Mincho" svg:font-family="'MS Mincho'" style:font-pitch="variable"/>
    <style:font-face style:name="Vrinda" svg:font-family="Vrinda" style:font-pitch="variable"/>
    <style:font-face style:name="ＭＳ 明朝" svg:font-family="'ＭＳ 明朝'"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rinda2" svg:font-family="Vrinda" style:font-family-generic="system" style:font-pitch="variable"/>
    <style:font-face style:name="ＭＳ 明朝1" svg:font-family="'ＭＳ 明朝'" style:font-family-generic="system" style:font-pitch="variable"/>
  </office:font-face-decls>
  <office:styles>
    <draw:fill-image draw:name="msFillBitmap_20_1" draw:display-name="msFillBitmap 1" xlink:href="Pictures/100000000000096E00000A0B051C2D49DCA05BD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pt" fo:country="PT" style:letter-kerning="false" style:font-name-asian="ＭＳ 明朝1" style:font-size-asian="12pt" style:language-asian="en" style:country-asian="US" style:font-name-complex="Vrinda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pt" fo:country="PT" style:letter-kerning="false" style:font-name-asian="ＭＳ 明朝1" style:font-size-asian="12pt" style:language-asian="en" style:country-asian="US" style:font-name-complex="Vrinda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H" style:family="paragraph" style:parent-style-name="Standard" style:default-outline-level="">
      <style:paragraph-properties fo:padding="0in" fo:border-left="none" fo:border-right="none" fo:border-top="none" fo:border-bottom="0.99pt solid #000000"/>
      <style:text-properties fo:color="#262626" style:font-name="Source Sans Pro" fo:font-family="'Source Sans Pro'" style:font-family-generic="roman" fo:font-size="14pt" fo:letter-spacing="0.0346in" fo:language="en" fo:country="US" style:letter-kerning="true" style:font-size-asian="14pt" style:font-name-complex="Tahoma" style:font-family-complex="Tahoma" style:font-family-generic-complex="system" style:font-pitch-complex="variable" style:font-size-complex="10pt"/>
    </style:style>
    <style:style style:name="CH2" style:family="paragraph" style:parent-style-name="CH" style:default-outline-level="">
      <style:paragraph-properties fo:margin-top="0in" fo:margin-bottom="0.1665in" loext:contextual-spacing="false" fo:line-height="115%"/>
    </style:style>
    <style:style style:name="CH3" style:family="paragraph" style:parent-style-name="CH" style:default-outline-level="">
      <style:paragraph-properties fo:margin-top="0in" fo:margin-bottom="0.1665in" loext:contextual-spacing="false" fo:line-height="115%"/>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CH_20_Char" style:display-name="CH Char" style:family="text" style:parent-style-name="Default_20_Paragraph_20_Font">
      <style:text-properties fo:color="#262626" style:font-name="Source Sans Pro" fo:font-family="'Source Sans Pro'" style:font-family-generic="roman" fo:font-size="14pt" fo:letter-spacing="0.0346in" fo:language="en" fo:country="US" style:letter-kerning="true" style:font-size-asian="14pt" style:font-name-complex="Tahoma" style:font-family-complex="Tahoma" style:font-family-generic-complex="system" style:font-pitch-complex="variable" style:font-size-complex="10pt"/>
    </style:style>
    <style:style style:name="CH2_20_Char" style:display-name="CH2 Char" style:family="text" style:parent-style-name="CH_20_Char">
      <style:text-properties fo:color="#262626" style:font-name="Source Sans Pro" fo:font-family="'Source Sans Pro'" style:font-family-generic="roman" fo:font-size="14pt" fo:letter-spacing="0.0346in" fo:language="en" fo:country="US" style:letter-kerning="true" style:font-size-asian="14pt" style:font-name-complex="Tahoma" style:font-family-complex="Tahoma"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H3_20_Char" style:display-name="CH3 Char" style:family="text" style:parent-style-name="CH_20_Char">
      <style:text-properties fo:color="#262626" style:font-name="Source Sans Pro" fo:font-family="'Source Sans Pro'" style:font-family-generic="roman" fo:font-size="14pt" fo:letter-spacing="0.0346in" fo:language="en" fo:country="US" style:letter-kerning="true" style:font-size-asian="14pt" style:font-name-complex="Tahoma" style:font-family-complex="Tahoma"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ＭＳ 明朝1" style:font-family-asian="'ＭＳ 明朝'" style:font-family-generic-asian="system" style:font-pitch-asian="variable" style:font-name-complex="Open Sans" style:font-family-complex="'Open Sans'"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ＭＳ 明朝1" style:font-family-asian="'ＭＳ 明朝'" style:font-family-generic-asian="system" style:font-pitch-asian="variable" style:font-name-complex="Open Sans" style:font-family-complex="'Open Sans'"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asian="ＭＳ 明朝1" style:font-family-asian="'ＭＳ 明朝'" style:font-family-generic-asian="system" style:font-pitch-asian="variable" style:font-name-complex="Open Sans" style:font-family-complex="'Open Sans'"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asian="ＭＳ 明朝1" style:font-family-asian="'ＭＳ 明朝'" style:font-family-generic-asian="system" style:font-pitch-asian="variable" style:font-name-complex="Open Sans" style:font-family-complex="'Open Sans'"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5" style:num-suffix="•" text:bullet-char="•">
        <style:list-level-properties text:list-level-position-and-space-mode="label-alignment">
          <style:list-level-label-alignment text:label-followed-by="listtab" fo:text-indent="-0.5in" fo:margin-left="0.75in"/>
        </style:list-level-properties>
        <style:text-properties fo:font-family="'Roboto Light'" style:font-pitch="variable"/>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9" style:num-suffix="•" text:bullet-char="•">
        <style:list-level-properties text:list-level-position-and-space-mode="label-alignment">
          <style:list-level-label-alignment text:label-followed-by="listtab" fo:text-indent="-0.5in" fo:margin-left="1in"/>
        </style:list-level-properties>
        <style:text-properties fo:font-family="'Roboto Light'"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5in" fo:margin-left="1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9" style:num-suffix="•" text:bullet-char="•">
        <style:list-level-properties text:list-level-position-and-space-mode="label-alignment">
          <style:list-level-label-alignment text:label-followed-by="listtab" fo:text-indent="-0.5in" fo:margin-left="0.75in"/>
        </style:list-level-properties>
        <style:text-properties fo:font-family="'Roboto Light'" style:font-pitch="variable"/>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3" style:num-suffix="•" text:bullet-char="•">
        <style:list-level-properties text:list-level-position-and-space-mode="label-alignment">
          <style:list-level-label-alignment text:label-followed-by="listtab" fo:text-indent="-0.5in" fo:margin-left="1in"/>
        </style:list-level-properties>
        <style:text-properties fo:font-family="'Roboto Light'" style:font-pitch="variable"/>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5in" fo:margin-left="1in"/>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image text:level="1" xlink:href="Pictures/100002010000001B0000001B296CCB30B29CE9B5.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in" fo:text-indent="-0.25in" fo:margin-left="0.5in"/>
        </style:list-level-properties>
      </text:list-level-style-image>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1RESUME</meta:initial-creator>
    <dc:creator>William B Henry</dc:creator>
    <meta:editing-cycles>2</meta:editing-cycles>
    <meta:print-date>2018-10-27T09:51:00</meta:print-date>
    <meta:creation-date>2020-07-08T04:06:00</meta:creation-date>
    <dc:date>2020-07-08T04:06:00</dc:date>
    <meta:editing-duration>P0D</meta:editing-duration>
    <meta:generator>LibreOffice/6.4.4.2$Linux_X86_64 LibreOffice_project/40$Build-2</meta:generator>
    <meta:document-statistic meta:table-count="0" meta:image-count="0" meta:object-count="0" meta:page-count="1" meta:paragraph-count="36" meta:word-count="362" meta:character-count="2434" meta:non-whitespace-character-count="2080"/>
    <meta:user-defined meta:name="AppVersion">15.0000</meta:user-defined>
    <meta:user-defined meta:name="Company">A1RESU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